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11" table:default-cell-style-name="Default"/>
        <table:table-row table:style-name="ro1">
          <table:table-cell/>
          <table:table-cell office:value-type="string">
            <text:p>depart2</text:p>
          </table:table-cell>
          <table:table-cell/>
          <table:table-cell office:value-type="string">
            <text:p>gm</text:p>
          </table:table-cell>
          <table:table-cell/>
          <table:table-cell office:value-type="string">
            <text:p>init</text:p>
          </table:table-cell>
          <table:table-cell/>
          <table:table-cell office:value-type="string">
            <text:p>rond pt</text:p>
          </table:table-cell>
          <table:table-cell table:number-columns-repeated="103"/>
        </table:table-row>
        <table:table-row table:style-name="ro2">
          <table:table-cell office:value-type="string">
            <text:p>x:</text:p>
          </table:table-cell>
          <table:table-cell office:value-type="float" office:value="376156.465917">
            <text:p>376156.465917</text:p>
          </table:table-cell>
          <table:table-cell office:value-type="string">
            <text:p>x:</text:p>
          </table:table-cell>
          <table:table-cell office:value-type="float" office:value="376208.618683">
            <text:p>376208.618683</text:p>
          </table:table-cell>
          <table:table-cell office:value-type="string">
            <text:p>x:</text:p>
          </table:table-cell>
          <table:table-cell office:value-type="float" office:value="376181.863701">
            <text:p>376181.863701</text:p>
          </table:table-cell>
          <table:table-cell office:value-type="string">
            <text:p>x:</text:p>
          </table:table-cell>
          <table:table-cell office:value-type="float" office:value="376283.926098">
            <text:p>376283.926098</text:p>
          </table:table-cell>
          <table:table-cell table:number-columns-repeated="103"/>
        </table:table-row>
        <table:table-row table:style-name="ro2">
          <table:table-cell office:value-type="string">
            <text:p>y:</text:p>
          </table:table-cell>
          <table:table-cell office:value-type="float" office:value="4825315.98078">
            <text:p>4825315.98078</text:p>
          </table:table-cell>
          <table:table-cell office:value-type="string">
            <text:p>y:</text:p>
          </table:table-cell>
          <table:table-cell office:value-type="float" office:value="4825355.1994">
            <text:p>4825355.1994</text:p>
          </table:table-cell>
          <table:table-cell office:value-type="string">
            <text:p>y:</text:p>
          </table:table-cell>
          <table:table-cell office:value-type="float" office:value="4825320.69671">
            <text:p>4825320.69671</text:p>
          </table:table-cell>
          <table:table-cell office:value-type="string">
            <text:p>y:</text:p>
          </table:table-cell>
          <table:table-cell office:value-type="float" office:value="4825262.89454">
            <text:p>4825262.89454</text:p>
          </table:table-cell>
          <table:table-cell table:number-columns-repeated="103"/>
        </table:table-row>
        <table:table-row table:style-name="ro2">
          <table:table-cell office:value-type="string">
            <text:p>z:</text:p>
          </table:table-cell>
          <table:table-cell office:value-type="float" office:value="197.1">
            <text:p>197.1</text:p>
          </table:table-cell>
          <table:table-cell office:value-type="string">
            <text:p>z:</text:p>
          </table:table-cell>
          <table:table-cell office:value-type="float" office:value="140.8">
            <text:p>140.8</text:p>
          </table:table-cell>
          <table:table-cell office:value-type="string">
            <text:p>z:</text:p>
          </table:table-cell>
          <table:table-cell office:value-type="float" office:value="138.5">
            <text:p>138.5</text:p>
          </table:table-cell>
          <table:table-cell office:value-type="string">
            <text:p>z:</text:p>
          </table:table-cell>
          <table:table-cell office:value-type="float" office:value="151.6">
            <text:p>151.6</text:p>
          </table:table-cell>
          <table:table-cell table:number-columns-repeated="103"/>
        </table:table-row>
        <table:table-row table:style-name="ro2">
          <table:table-cell table:number-columns-repeated="111"/>
        </table:table-row>
        <table:table-row table:style-name="ro2">
          <table:table-cell office:value-type="string">
            <text:p>x:</text:p>
          </table:table-cell>
          <table:table-cell office:value-type="float" office:value="376155.648153">
            <text:p>376155.648153</text:p>
          </table:table-cell>
          <table:table-cell office:value-type="string">
            <text:p>x:</text:p>
          </table:table-cell>
          <table:table-cell office:value-type="float" office:value="376208.632342">
            <text:p>376208.632342</text:p>
          </table:table-cell>
          <table:table-cell office:value-type="string">
            <text:p>x:</text:p>
          </table:table-cell>
          <table:table-cell office:value-type="float" office:value="376181.863701">
            <text:p>376181.863701</text:p>
          </table:table-cell>
          <table:table-cell office:value-type="string">
            <text:p>x:</text:p>
          </table:table-cell>
          <table:table-cell office:value-type="float" office:value="376284.070868">
            <text:p>376284.070868</text:p>
          </table:table-cell>
          <table:table-cell table:number-columns-repeated="103"/>
        </table:table-row>
        <table:table-row table:style-name="ro2">
          <table:table-cell office:value-type="string">
            <text:p>y:</text:p>
          </table:table-cell>
          <table:table-cell office:value-type="float" office:value="4825315.44038">
            <text:p>4825315.44038</text:p>
          </table:table-cell>
          <table:table-cell office:value-type="string">
            <text:p>y:</text:p>
          </table:table-cell>
          <table:table-cell office:value-type="float" office:value="4825355.93985">
            <text:p>4825355.93985</text:p>
          </table:table-cell>
          <table:table-cell office:value-type="string">
            <text:p>y:</text:p>
          </table:table-cell>
          <table:table-cell office:value-type="float" office:value="4825320.69671">
            <text:p>4825320.69671</text:p>
          </table:table-cell>
          <table:table-cell office:value-type="string">
            <text:p>y:</text:p>
          </table:table-cell>
          <table:table-cell office:value-type="float" office:value="4825263.44737">
            <text:p>4825263.44737</text:p>
          </table:table-cell>
          <table:table-cell table:number-columns-repeated="103"/>
        </table:table-row>
        <table:table-row table:style-name="ro2">
          <table:table-cell office:value-type="string">
            <text:p>z:</text:p>
          </table:table-cell>
          <table:table-cell office:value-type="float" office:value="197.3">
            <text:p>197.3</text:p>
          </table:table-cell>
          <table:table-cell office:value-type="string">
            <text:p>z:</text:p>
          </table:table-cell>
          <table:table-cell office:value-type="float" office:value="140.8">
            <text:p>140.8</text:p>
          </table:table-cell>
          <table:table-cell office:value-type="string">
            <text:p>z:</text:p>
          </table:table-cell>
          <table:table-cell office:value-type="float" office:value="138.5">
            <text:p>138.5</text:p>
          </table:table-cell>
          <table:table-cell office:value-type="string">
            <text:p>z:</text:p>
          </table:table-cell>
          <table:table-cell office:value-type="float" office:value="151.5">
            <text:p>151.5</text:p>
          </table:table-cell>
          <table:table-cell table:number-columns-repeated="103"/>
        </table:table-row>
        <table:table-row table:style-name="ro2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x:</text:p>
          </table:table-cell>
          <table:table-cell office:value-type="float" office:value="376208.508054">
            <text:p>376208.508054</text:p>
          </table:table-cell>
          <table:table-cell table:number-columns-repeated="2"/>
          <table:table-cell office:value-type="string">
            <text:p>x:</text:p>
          </table:table-cell>
          <table:table-cell office:value-type="float" office:value="376284.077692">
            <text:p>376284.077692</text:p>
          </table:table-cell>
          <table:table-cell table:number-columns-repeated="103"/>
        </table:table-row>
        <table:table-row table:style-name="ro2">
          <table:table-cell table:number-columns-repeated="2"/>
          <table:table-cell office:value-type="string">
            <text:p>y:</text:p>
          </table:table-cell>
          <table:table-cell office:value-type="float" office:value="4825356.49763">
            <text:p>4825356.49763</text:p>
          </table:table-cell>
          <table:table-cell table:number-columns-repeated="2"/>
          <table:table-cell office:value-type="string">
            <text:p>y:</text:p>
          </table:table-cell>
          <table:table-cell office:value-type="float" office:value="4825263.81754">
            <text:p>4825263.81754</text:p>
          </table:table-cell>
          <table:table-cell table:number-columns-repeated="103"/>
        </table:table-row>
        <table:table-row table:style-name="ro2">
          <table:table-cell table:number-columns-repeated="2"/>
          <table:table-cell office:value-type="string">
            <text:p>z:</text:p>
          </table:table-cell>
          <table:table-cell office:value-type="float" office:value="140.9">
            <text:p>140.9</text:p>
          </table:table-cell>
          <table:table-cell table:number-columns-repeated="2"/>
          <table:table-cell office:value-type="string">
            <text:p>z:</text:p>
          </table:table-cell>
          <table:table-cell office:value-type="float" office:value="151.3">
            <text:p>151.3</text:p>
          </table:table-cell>
          <table:table-cell table:number-columns-repeated="103"/>
        </table:table-row>
        <table:table-row table:style-name="ro2">
          <table:table-cell table:number-columns-repeated="111"/>
        </table:table-row>
        <table:table-row table:style-name="ro2">
          <table:table-cell table:number-columns-repeated="6"/>
          <table:table-cell office:value-type="string">
            <text:p>x:</text:p>
          </table:table-cell>
          <table:table-cell office:value-type="float" office:value="376283.452978">
            <text:p>376283.452978</text:p>
          </table:table-cell>
          <table:table-cell table:number-columns-repeated="102"/>
          <table:table-cell office:value-type="string">
            <text:p>X</text:p>
          </table:table-cell>
        </table:table-row>
        <table:table-row table:style-name="ro2">
          <table:table-cell table:number-columns-repeated="6"/>
          <table:table-cell office:value-type="string">
            <text:p>y:</text:p>
          </table:table-cell>
          <table:table-cell office:value-type="float" office:value="4825281.04943">
            <text:p>4825281.04943</text:p>
          </table:table-cell>
          <table:table-cell table:number-columns-repeated="103"/>
        </table:table-row>
        <table:table-row table:style-name="ro2">
          <table:table-cell table:number-columns-repeated="6"/>
          <table:table-cell office:value-type="string">
            <text:p>z:</text:p>
          </table:table-cell>
          <table:table-cell office:value-type="float" office:value="149.1">
            <text:p>149.1</text:p>
          </table:table-cell>
          <table:table-cell table:number-columns-repeated="103"/>
        </table:table-row>
        <table:table-row table:style-name="ro2">
          <table:table-cell table:number-columns-repeated="111"/>
        </table:table-row>
        <table:table-row table:style-name="ro2">
          <table:table-cell table:number-columns-repeated="6"/>
          <table:table-cell office:value-type="string">
            <text:p>x:</text:p>
          </table:table-cell>
          <table:table-cell office:value-type="float" office:value="376283.459804">
            <text:p>376283.459804</text:p>
          </table:table-cell>
          <table:table-cell table:number-columns-repeated="103"/>
        </table:table-row>
        <table:table-row table:style-name="ro2">
          <table:table-cell table:number-columns-repeated="6"/>
          <table:table-cell office:value-type="string">
            <text:p>y:</text:p>
          </table:table-cell>
          <table:table-cell office:value-type="float" office:value="4825281.41971">
            <text:p>4825281.41971</text:p>
          </table:table-cell>
          <table:table-cell table:number-columns-repeated="103"/>
        </table:table-row>
        <table:table-row table:style-name="ro2">
          <table:table-cell table:number-columns-repeated="6"/>
          <table:table-cell office:value-type="string">
            <text:p>z:</text:p>
          </table:table-cell>
          <table:table-cell office:value-type="float" office:value="149.1">
            <text:p>149.1</text:p>
          </table:table-cell>
          <table:table-cell table:number-columns-repeated="103"/>
        </table:table-row>
        <table:table-row table:style-name="ro2">
          <table:table-cell table:number-columns-repeated="111"/>
        </table:table-row>
        <table:table-row table:style-name="ro2">
          <table:table-cell table:number-columns-repeated="6"/>
          <table:table-cell office:value-type="string">
            <text:p>x:</text:p>
          </table:table-cell>
          <table:table-cell office:value-type="float" office:value="376283.463215">
            <text:p>376283.463215</text:p>
          </table:table-cell>
          <table:table-cell table:number-columns-repeated="103"/>
        </table:table-row>
        <table:table-row table:style-name="ro2">
          <table:table-cell table:number-columns-repeated="6"/>
          <table:table-cell office:value-type="string">
            <text:p>y:</text:p>
          </table:table-cell>
          <table:table-cell office:value-type="float" office:value="4825281.60474">
            <text:p>4825281.60474</text:p>
          </table:table-cell>
          <table:table-cell table:number-columns-repeated="103"/>
        </table:table-row>
        <table:table-row table:style-name="ro2">
          <table:table-cell table:number-columns-repeated="6"/>
          <table:table-cell office:value-type="string">
            <text:p>z:</text:p>
          </table:table-cell>
          <table:table-cell office:value-type="float" office:value="149.1">
            <text:p>149.1</text:p>
          </table:table-cell>
          <table:table-cell table:number-columns-repeated="103"/>
        </table:table-row>
        <table:table-row table:style-name="ro2">
          <table:table-cell table:number-columns-repeated="111"/>
        </table:table-row>
        <table:table-row table:style-name="ro2">
          <table:table-cell table:number-columns-repeated="6"/>
          <table:table-cell office:value-type="string">
            <text:p>x:</text:p>
          </table:table-cell>
          <table:table-cell office:value-type="float" office:value="376283.466628">
            <text:p>376283.466628</text:p>
          </table:table-cell>
          <table:table-cell table:number-columns-repeated="103"/>
        </table:table-row>
        <table:table-row table:style-name="ro2">
          <table:table-cell table:number-columns-repeated="6"/>
          <table:table-cell office:value-type="string">
            <text:p>y:</text:p>
          </table:table-cell>
          <table:table-cell office:value-type="float" office:value="4825281.78988">
            <text:p>4825281.78988</text:p>
          </table:table-cell>
          <table:table-cell table:number-columns-repeated="103"/>
        </table:table-row>
        <table:table-row table:style-name="ro2">
          <table:table-cell table:number-columns-repeated="6"/>
          <table:table-cell office:value-type="string">
            <text:p>z:</text:p>
          </table:table-cell>
          <table:table-cell office:value-type="float" office:value="149.2">
            <text:p>149.2</text:p>
          </table:table-cell>
          <table:table-cell table:number-columns-repeated="103"/>
        </table:table-row>
        <table:table-row table:style-name="ro2">
          <table:table-cell table:number-columns-repeated="111"/>
        </table:table-row>
        <table:table-row table:style-name="ro2">
          <table:table-cell office:value-type="string">
            <text:p>x:</text:p>
          </table:table-cell>
          <table:table-cell table:formula="of:=AVERAGE([.B2];[.B6])" office:value-type="float" office:value="376156.057035">
            <text:p>376156.057035</text:p>
          </table:table-cell>
          <table:table-cell/>
          <table:table-cell table:formula="of:=AVERAGE([.D2];[.D6];[.D10])" office:value-type="float" office:value="376208.586359667">
            <text:p>376208.586359667</text:p>
          </table:table-cell>
          <table:table-cell/>
          <table:table-cell table:formula="of:=AVERAGE([.F2];[.F6])" office:value-type="float" office:value="376181.863701">
            <text:p>376181.863701</text:p>
          </table:table-cell>
          <table:table-cell/>
          <table:table-cell table:formula="of:=AVERAGE([.H2];[.H6];[.H10];[.H14];[.H18];[.H22];[.H26])" office:value-type="float" office:value="376283.702469">
            <text:p>376283.702469</text:p>
          </table:table-cell>
          <table:table-cell table:number-columns-repeated="103"/>
        </table:table-row>
        <table:table-row table:style-name="ro2">
          <table:table-cell office:value-type="string">
            <text:p>y:</text:p>
          </table:table-cell>
          <table:table-cell table:formula="of:=AVERAGE([.B3];[.B7])" office:value-type="float" office:value="4825315.71058">
            <text:p>4825315.71058</text:p>
          </table:table-cell>
          <table:table-cell/>
          <table:table-cell table:formula="of:=AVERAGE([.D3];[.D7];[.D11])" office:value-type="float" office:value="4825355.87896">
            <text:p>4825355.87896</text:p>
          </table:table-cell>
          <table:table-cell/>
          <table:table-cell table:formula="of:=AVERAGE([.F3];[.F7])" office:value-type="float" office:value="4825320.69671">
            <text:p>4825320.69671</text:p>
          </table:table-cell>
          <table:table-cell/>
          <table:table-cell table:formula="of:=AVERAGE([.H3];[.H7];[.H11];[.H15];[.H19];[.H23];[.H27])" office:value-type="float" office:value="4825273.71760143">
            <text:p>4825273.71760143</text:p>
          </table:table-cell>
          <table:table-cell table:number-columns-repeated="103"/>
        </table:table-row>
        <table:table-row table:style-name="ro2">
          <table:table-cell office:value-type="string">
            <text:p>z:</text:p>
          </table:table-cell>
          <table:table-cell table:formula="of:=AVERAGE([.B4];[.B8])" office:value-type="float" office:value="197.2">
            <text:p>197.2</text:p>
          </table:table-cell>
          <table:table-cell/>
          <table:table-cell table:formula="of:=AVERAGE([.D4];[.D8];[.D12])" office:value-type="float" office:value="140.833333333333">
            <text:p>140.8333333333</text:p>
          </table:table-cell>
          <table:table-cell/>
          <table:table-cell table:formula="of:=AVERAGE([.F4];[.F8])" office:value-type="float" office:value="138.5">
            <text:p>138.5</text:p>
          </table:table-cell>
          <table:table-cell/>
          <table:table-cell table:formula="of:=AVERAGE([.H4];[.H8];[.H12];[.H16];[.H20];[.H24];[.H28])" office:value-type="float" office:value="150.128571428571">
            <text:p>150.1285714286</text:p>
          </table:table-cell>
          <table:table-cell table:number-columns-repeated="103"/>
        </table:table-row>
        <table:table-row table:style-name="ro3">
          <table:table-cell table:number-columns-repeated="111"/>
        </table:table-row>
        <table:table-row table:style-name="ro1">
          <table:table-cell office:value-type="string">
            <text:p>dist gm</text:p>
          </table:table-cell>
          <table:table-cell table:formula="of:=SQRT(POWER(([.B30]-[.D30]);2)+POWER(([.B31]-[.D31]);2))" office:value-type="float" office:value="66.1273672675311">
            <text:p>66.1273672675</text:p>
          </table:table-cell>
          <table:table-cell office:value-type="string">
            <text:p>dist init</text:p>
          </table:table-cell>
          <table:table-cell table:formula="of:=SQRT(POWER(([.D30]-[.F30]);2)+POWER(([.D31]-[.F31]);2))" office:value-type="float" office:value="44.1802127795899">
            <text:p>44.1802127796</text:p>
          </table:table-cell>
          <table:table-cell office:value-type="string">
            <text:p>dist rond</text:p>
          </table:table-cell>
          <table:table-cell table:formula="of:=SQRT(POWER(([.F30]-[.H30]);2)+POWER(([.F31]-[.H31]);2))" office:value-type="float" office:value="112.152446740506">
            <text:p>112.1524467405</text:p>
          </table:table-cell>
          <table:table-cell table:number-columns-repeated="105"/>
        </table:table-row>
        <table:table-row table:style-name="ro1">
          <table:table-cell office:value-type="string">
            <text:p>dist init</text:p>
          </table:table-cell>
          <table:table-cell table:formula="of:=SQRT(POWER(([.B30]-[.F30]);2)+POWER(([.B31]-[.F31]);2))" office:value-type="float" office:value="26.2839400093067">
            <text:p>26.2839400093</text:p>
          </table:table-cell>
          <table:table-cell office:value-type="string">
            <text:p>dist rond</text:p>
          </table:table-cell>
          <table:table-cell table:formula="of:=SQRT(POWER(([.D30]-[.H30]);2)+POWER(([.D31]-[.H31]);2))" office:value-type="float" office:value="111.323486845997">
            <text:p>111.323486846</text:p>
          </table:table-cell>
          <table:table-cell table:number-columns-repeated="107"/>
        </table:table-row>
        <table:table-row table:style-name="ro1">
          <table:table-cell office:value-type="string">
            <text:p>dist rond</text:p>
          </table:table-cell>
          <table:table-cell table:formula="of:=SQRT(POWER(([.B30]-[.H30]);2)+POWER(([.B31]-[.H31]);2))" office:value-type="float" office:value="134.375470493308">
            <text:p>134.3754704933</text:p>
          </table:table-cell>
          <table:table-cell table:number-columns-repeated="109"/>
        </table:table-row>
        <table:table-row table:style-name="ro2" table:number-rows-repeated="4">
          <table:table-cell table:number-columns-repeated="111"/>
        </table:table-row>
        <table:table-row table:style-name="ro4">
          <table:table-cell table:number-columns-repeated="3"/>
          <table:table-cell table:style-name="ce1" office:value-type="string">
            <text:p>43.342605 Au lieu de 43.5708072</text:p>
          </table:table-cell>
          <table:table-cell table:number-columns-repeated="107"/>
        </table:table-row>
        <table:table-row table:style-name="ro5">
          <table:table-cell table:number-columns-repeated="3"/>
          <table:table-cell table:style-name="ce1" office:value-type="string">
            <text:p>1.280185 au lieu de 1.4669967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style-name="ce1" office:value-type="string">
            <text:p>Fin</text:p>
          </table:table-cell>
          <table:table-cell table:number-columns-repeated="107"/>
        </table:table-row>
        <table:table-row table:style-name="ro4">
          <table:table-cell table:number-columns-repeated="3"/>
          <table:table-cell table:style-name="ce1" office:value-type="string">
            <text:p>43.342120 <text:s text:c="14"/>43.5700220</text:p>
          </table:table-cell>
          <table:table-cell table:number-columns-repeated="107"/>
        </table:table-row>
        <table:table-row table:style-name="ro5">
          <table:table-cell table:number-columns-repeated="3"/>
          <table:table-cell table:style-name="ce1" office:value-type="string">
            <text:p>1.280760. <text:s text:c="16"/>1.4678872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style-name="ce1" office:value-type="string">
            <text:p>Dgei</text:p>
          </table:table-cell>
          <table:table-cell table:number-columns-repeated="107"/>
        </table:table-row>
        <table:table-row table:style-name="ro4">
          <table:table-cell table:number-columns-repeated="3"/>
          <table:table-cell table:style-name="ce1" office:value-type="string">
            <text:p>43.342301. <text:s text:c="13"/>43.5706828</text:p>
          </table:table-cell>
          <table:table-cell table:number-columns-repeated="107"/>
        </table:table-row>
        <table:table-row table:style-name="ro5">
          <table:table-cell table:number-columns-repeated="3"/>
          <table:table-cell table:style-name="ce1" office:value-type="string">
            <text:p>1.279865. <text:s text:c="15"/>1.4663637</text:p>
          </table:table-cell>
          <table:table-cell table:number-columns-repeated="107"/>
        </table:table-row>
        <table:table-row table:style-name="ro2" table:number-rows-repeated="1048527">
          <table:table-cell table:number-columns-repeated="111"/>
        </table:table-row>
        <table:table-row table:style-name="ro2">
          <table:table-cell table:number-columns-repeated="1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es Waldhart</meta:initial-creator>
    <meta:creation-date>2013-11-15T19:23:31</meta:creation-date>
    <dc:date>2013-11-15T19:46:47</dc:date>
    <dc:creator>jules Waldhart</dc:creator>
    <meta:editing-duration>PT7M36S</meta:editing-duration>
    <meta:editing-cycles>1</meta:editing-cycles>
    <meta:document-statistic meta:table-count="3" meta:cell-count="124" meta:object-count="0"/>
    <meta:generator>LibreOffice/3.5$Linux_x86 LibreOffice_project/350m1$Build-2</meta:generator>
  </office:meta>
</office:document-meta>
</file>